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c238" officeooo:paragraph-rsid="0006c238"/>
    </style:style>
    <style:style style:name="P2" style:family="paragraph" style:parent-style-name="Standard">
      <style:text-properties style:text-underline-style="solid" style:text-underline-width="auto" style:text-underline-color="font-color" fo:font-weight="bold" officeooo:rsid="0006c238" officeooo:paragraph-rsid="0006c238"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83287" officeooo:paragraph-rsid="000a315a"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83287" officeooo:paragraph-rsid="000c0749" style:font-weight-asian="bold" style:font-weight-complex="bold"/>
    </style:style>
    <style:style style:name="P5" style:family="paragraph" style:parent-style-name="Standard">
      <style:text-properties fo:font-size="14pt" officeooo:rsid="0006c238" officeooo:paragraph-rsid="0006c238" style:font-size-asian="14pt" style:font-size-complex="14pt"/>
    </style:style>
    <style:style style:name="P6" style:family="paragraph" style:parent-style-name="Standard">
      <style:text-properties fo:font-size="18pt" style:text-underline-style="solid" style:text-underline-width="auto" style:text-underline-color="font-color" fo:font-weight="bold" officeooo:rsid="0006c238" officeooo:paragraph-rsid="0006c238" style:font-size-asian="18pt" style:font-weight-asian="bold" style:font-size-complex="18pt" style:font-weight-complex="bold"/>
    </style:style>
    <style:style style:name="P7" style:family="paragraph" style:parent-style-name="Standard">
      <style:text-properties fo:font-size="18pt" style:text-underline-style="solid" style:text-underline-width="auto" style:text-underline-color="font-color" fo:font-weight="bold" officeooo:rsid="00083287" officeooo:paragraph-rsid="00083287" style:font-size-asian="18pt" style:font-weight-asian="bold" style:font-size-complex="18pt" style:font-weight-complex="bold"/>
    </style:style>
    <style:style style:name="P8" style:family="paragraph" style:parent-style-name="Standard">
      <style:text-properties fo:font-size="18pt" style:text-underline-style="solid" style:text-underline-width="auto" style:text-underline-color="font-color" fo:font-weight="bold" officeooo:rsid="00083287" officeooo:paragraph-rsid="000a315a" style:font-size-asian="18pt" style:font-weight-asian="bold" style:font-size-complex="18pt" style:font-weight-complex="bold"/>
    </style:style>
    <style:style style:name="P9" style:family="paragraph" style:parent-style-name="Standard">
      <style:text-properties style:text-underline-style="none" fo:font-weight="normal" officeooo:rsid="0006c238" officeooo:paragraph-rsid="0006c238" style:font-weight-asian="normal" style:font-weight-complex="normal"/>
    </style:style>
    <style:style style:name="P10" style:family="paragraph" style:parent-style-name="Standard">
      <style:text-properties style:text-underline-style="none" fo:font-weight="normal" officeooo:rsid="00083287" officeooo:paragraph-rsid="0006c238" style:font-weight-asian="normal" style:font-weight-complex="normal"/>
    </style:style>
    <style:style style:name="P11" style:family="paragraph" style:parent-style-name="Standard">
      <style:text-properties style:text-underline-style="none" fo:font-weight="normal" officeooo:rsid="00083287" officeooo:paragraph-rsid="00083287" style:font-weight-asian="normal" style:font-weight-complex="normal"/>
    </style:style>
    <style:style style:name="P12" style:family="paragraph" style:parent-style-name="Standard">
      <style:text-properties style:text-underline-style="none" fo:font-weight="normal" officeooo:rsid="00083287" officeooo:paragraph-rsid="000a315a" style:font-weight-asian="normal" style:font-weight-complex="normal"/>
    </style:style>
    <style:style style:name="P13" style:family="paragraph" style:parent-style-name="Standard">
      <style:text-properties style:text-underline-style="none" fo:font-weight="normal" officeooo:rsid="00083287" officeooo:paragraph-rsid="000b7d71" style:font-weight-asian="normal" style:font-weight-complex="normal"/>
    </style:style>
    <style:style style:name="P14" style:family="paragraph" style:parent-style-name="Standard">
      <style:text-properties style:text-underline-style="none" fo:font-weight="normal" officeooo:rsid="000a315a" officeooo:paragraph-rsid="000a315a" style:font-weight-asian="normal" style:font-weight-complex="normal"/>
    </style:style>
    <style:style style:name="P15" style:family="paragraph" style:parent-style-name="Standard">
      <style:text-properties style:text-underline-style="none" fo:font-weight="normal" officeooo:rsid="000b7d71" officeooo:paragraph-rsid="000b7d71" style:font-weight-asian="normal" style:font-weight-complex="normal"/>
    </style:style>
    <style:style style:name="P16" style:family="paragraph" style:parent-style-name="Standard">
      <style:text-properties style:text-outline="true" fo:font-size="14pt" style:text-underline-style="none" fo:font-weight="bold" officeooo:rsid="000b31af" officeooo:paragraph-rsid="000b31af" style:font-size-asian="14pt" style:font-weight-asian="bold" style:font-size-complex="14pt" style:font-weight-complex="bold"/>
    </style:style>
    <style:style style:name="P17" style:family="paragraph" style:parent-style-name="Standard">
      <style:text-properties style:text-outline="true" fo:font-size="14pt" style:text-underline-style="none" fo:font-weight="bold" officeooo:rsid="000b31af" officeooo:paragraph-rsid="000b7d71" style:font-size-asian="14pt" style:font-weight-asian="bold" style:font-size-complex="14pt" style:font-weight-complex="bold"/>
    </style:style>
    <style:style style:name="P18" style:family="paragraph" style:parent-style-name="Standard">
      <style:text-properties style:text-underline-style="none" fo:font-weight="normal" officeooo:rsid="00083287" officeooo:paragraph-rsid="00083287" style:font-weight-asian="normal" style:font-weight-complex="normal"/>
    </style:style>
    <style:style style:name="P19" style:family="paragraph" style:parent-style-name="Standard">
      <style:text-properties style:text-underline-style="none" fo:font-weight="normal" officeooo:rsid="00083287" officeooo:paragraph-rsid="000a315a" style:font-weight-asian="normal" style:font-weight-complex="normal"/>
    </style:style>
    <style:style style:name="P20" style:family="paragraph" style:parent-style-name="Standard">
      <style:text-properties style:text-underline-style="none" fo:font-weight="normal" officeooo:rsid="000a315a" officeooo:paragraph-rsid="000a315a" style:font-weight-asian="normal" style:font-weight-complex="normal"/>
    </style:style>
    <style:style style:name="P21" style:family="paragraph" style:parent-style-name="Standard">
      <style:text-properties style:text-underline-style="none" fo:font-weight="normal" officeooo:rsid="000a315a" officeooo:paragraph-rsid="000c0749" style:font-weight-asian="normal" style:font-weight-complex="normal"/>
    </style:style>
    <style:style style:name="P22" style:family="paragraph" style:parent-style-name="Standard">
      <style:text-properties style:text-outline="false" fo:font-size="12pt" style:text-underline-style="none" fo:font-weight="normal" officeooo:rsid="000b31af" officeooo:paragraph-rsid="000b31af" style:font-size-asian="12pt" style:font-weight-asian="normal" style:font-size-complex="12pt" style:font-weight-complex="normal"/>
    </style:style>
    <style:style style:name="P23" style:family="paragraph" style:parent-style-name="Standard">
      <style:text-properties style:text-outline="false" fo:font-size="12pt" style:text-underline-style="none" fo:font-weight="normal" officeooo:rsid="000b7d71" officeooo:paragraph-rsid="000b31af" style:font-size-asian="12pt" style:font-weight-asian="normal" style:font-size-complex="12pt" style:font-weight-complex="normal"/>
    </style:style>
    <style:style style:name="P24" style:family="paragraph" style:parent-style-name="Standard">
      <style:text-properties fo:font-size="12pt" style:text-underline-style="none" fo:font-weight="normal" officeooo:rsid="000c0749" officeooo:paragraph-rsid="000c0749" style:font-size-asian="10.5pt" style:font-weight-asian="normal" style:font-size-complex="12pt" style:font-weight-complex="normal"/>
    </style:style>
    <style:style style:name="P25" style:family="paragraph" style:parent-style-name="Standard">
      <style:text-properties style:text-outline="true" fo:font-size="14pt" style:text-underline-style="none" fo:font-weight="normal" officeooo:rsid="00083287" officeooo:paragraph-rsid="000a315a" style:font-size-asian="14pt" style:font-weight-asian="normal" style:font-size-complex="14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83287" style:font-weight-asian="normal" style:font-weight-complex="normal"/>
    </style:style>
    <style:style style:name="T3" style:family="text">
      <style:text-properties style:text-underline-style="none" fo:font-weight="normal" officeooo:rsid="000890b4" style:font-weight-asian="normal" style:font-weight-complex="normal"/>
    </style:style>
    <style:style style:name="T4" style:family="text">
      <style:text-properties style:text-underline-style="none" fo:font-weight="normal" officeooo:rsid="000a315a" style:font-weight-asian="normal" style:font-weight-complex="normal"/>
    </style:style>
    <style:style style:name="T5" style:family="text">
      <style:text-properties style:text-underline-style="none" fo:font-weight="normal" officeooo:rsid="000c0749"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0a315a"/>
    </style:style>
    <style:style style:name="T8" style:family="text">
      <style:text-properties fo:font-size="14pt"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bold" officeooo:rsid="000a315a" style:font-size-asian="14pt" style:font-weight-asian="bold" style:font-size-complex="14pt" style:font-weight-complex="bold"/>
    </style:style>
    <style:style style:name="T11" style:family="text">
      <style:text-properties fo:font-size="14pt" style:text-underline-style="none" fo:font-weight="normal" officeooo:rsid="000a315a" style:font-size-asian="14pt" style:font-weight-asian="normal" style:font-size-complex="14pt" style:font-weight-complex="normal"/>
    </style:style>
    <style:style style:name="T12" style:family="text">
      <style:text-properties fo:font-size="14pt" style:text-underline-style="none" officeooo:rsid="000a315a" style:font-size-asian="14pt" style:font-size-complex="14pt"/>
    </style:style>
    <style:style style:name="T13" style:family="text">
      <style:text-properties style:text-outline="true" fo:font-size="14pt" fo:text-shadow="1pt 1pt" fo:font-weight="bold" style:font-size-asian="14pt" style:font-weight-asian="bold" style:font-size-complex="14pt" style:font-weight-complex="bold"/>
    </style:style>
    <style:style style:name="T14" style:family="text">
      <style:text-properties style:text-outline="true" fo:font-size="14pt" fo:text-shadow="1pt 1pt" style:text-underline-style="none" fo:font-weight="normal" style:font-size-asian="14pt" style:font-weight-asian="normal" style:font-size-complex="14pt" style:font-weight-complex="normal"/>
    </style:style>
    <style:style style:name="T15" style:family="text">
      <style:text-properties style:text-outline="true" fo:font-size="14pt" fo:font-weight="bold" style:font-size-asian="14pt" style:font-weight-asian="bold" style:font-size-complex="14pt" style:font-weight-complex="bold"/>
    </style:style>
    <style:style style:name="T16" style:family="text">
      <style:text-properties style:text-outline="true" fo:font-size="14pt" style:font-size-asian="14pt" style:font-size-complex="14pt"/>
    </style:style>
    <style:style style:name="T17" style:family="text">
      <style:text-properties style:text-outline="true" fo:font-size="14pt" style:text-underline-style="none" style:font-size-asian="14pt" style:font-size-complex="14pt"/>
    </style:style>
    <style:style style:name="T18" style:family="text">
      <style:text-properties style:text-outline="true" fo:font-size="14pt" style:text-underline-style="none" fo:font-weight="normal" style:font-size-asian="14pt" style:font-weight-asian="normal" style:font-size-complex="14pt" style:font-weight-complex="normal"/>
    </style:style>
    <style:style style:name="T19" style:family="text">
      <style:text-properties style:text-outline="true" fo:font-size="14pt" style:text-underline-style="none" fo:font-weight="normal" officeooo:rsid="000a315a" style:font-size-asian="14pt" style:font-weight-asian="normal" style:font-size-complex="14pt" style:font-weight-complex="normal"/>
    </style:style>
    <style:style style:name="T20" style:family="text">
      <style:text-properties fo:font-size="12pt" officeooo:rsid="000e0f17" style:font-size-asian="10.5pt" style:font-size-complex="12pt"/>
    </style:style>
    <style:style style:name="T21" style:family="text">
      <style:text-properties fo:font-size="12pt" style:text-underline-style="none" fo:font-weight="normal" officeooo:rsid="000c0749" style:font-size-asian="10.5pt" style:font-weight-asian="normal" style:font-size-complex="12pt" style:font-weight-complex="normal"/>
    </style:style>
    <style:style style:name="T22" style:family="text">
      <style:text-properties fo:font-size="12pt" style:text-underline-style="none" fo:font-weight="normal" officeooo:rsid="000d9549" style:font-size-asian="10.5pt" style:font-weight-asian="normal" style:font-size-complex="12pt" style:font-weight-complex="normal"/>
    </style:style>
    <style:style style:name="T23" style:family="text">
      <style:text-properties fo:font-size="12pt" style:text-underline-style="none" fo:font-weight="normal" officeooo:rsid="000ff906" style:font-size-asian="10.5pt" style:font-weight-asian="normal" style:font-size-complex="12pt" style:font-weight-complex="normal"/>
    </style:style>
    <style:style style:name="T24" style:family="text">
      <style:text-properties style:text-outline="false" fo:font-size="12pt" fo:font-weight="normal" style:font-size-asian="12pt" style:font-weight-asian="normal" style:font-size-complex="12pt" style:font-weight-complex="normal"/>
    </style:style>
    <style:style style:name="T25" style:family="text">
      <style:text-properties style:text-outline="false" fo:font-size="12pt" fo:font-weight="normal" officeooo:rsid="000b7d71" style:font-size-asian="12pt" style:font-weight-asian="normal" style:font-size-complex="12pt" style:font-weight-complex="normal"/>
    </style:style>
    <style:style style:name="T26" style:family="text">
      <style:text-properties style:text-outline="false" fo:font-size="14pt" fo:font-weight="bold" officeooo:rsid="000b7d71" style:font-size-asian="14pt" style:font-weight-asian="bold" style:font-size-complex="14pt" style:font-weight-complex="bold"/>
    </style:style>
    <style:style style:name="T27" style:family="text">
      <style:text-properties style:text-outline="false" officeooo:rsid="000b7d71"/>
    </style:style>
    <style:style style:name="T28" style:family="text">
      <style:text-properties officeooo:rsid="000b7d71"/>
    </style:style>
    <style:style style:name="T29" style:family="text">
      <style:text-properties officeooo:rsid="000832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5">Batch name <text:s text:c="3"/>: Java Full Stack b167</text:p>
      <text:p text:style-name="P5">Name <text:s text:c="12"/>: Salman.V.S</text:p>
      <text:p text:style-name="P5">Date <text:s text:c="14"/>: <text:s/><text:span text:style-name="T20">21/07/2022</text:span></text:p>
      <text:p text:style-name="P5">Project Name : <text:span text:style-name="T6">Stadium Seat booking System</text:span>.</text:p>
      <text:p text:style-name="P1"/>
      <text:p text:style-name="P1"/>
      <text:p text:style-name="P1"/>
      <text:p text:style-name="P6">Abstract</text:p>
      <text:p text:style-name="P6"/>
      <text:p text:style-name="P9"/>
      <text:p text:style-name="P9"><text:s text:c="10"/>The main objective of this project is to minimize the crowd at the ticket counter</text:p>
      <text:p text:style-name="P2"><text:span text:style-name="T1">at this pandemic crises going through. To ensure safty and make the waiting time over is attained through this project.this system take care of the ticket booking thorugh online and also notfy the time and details of the game held that day. A c</text:span><text:span text:style-name="T4">u</text:span><text:span text:style-name="T1">st</text:span><text:span text:style-name="T4">o</text:span><text:span text:style-name="T1">mer can eaisly book there seat using this website. </text:span><text:span text:style-name="T2">They can conform there seat by paying through paytm,googlepay,UPI,netbanking.costumer will get a QRcode that contain there seat details after there conformation.</text:span></text:p>
      <text:p text:style-name="P10"/>
      <text:p text:style-name="P11"/>
      <text:p text:style-name="P11"/>
      <text:p text:style-name="P7">Administration Side</text:p>
      <text:p text:style-name="P7"/>
      <text:p text:style-name="P16">&gt; <text:span text:style-name="T24">Login. </text:span></text:p>
      <text:p text:style-name="P22"/>
      <text:p text:style-name="P17"><text:span text:style-name="T24"><text:s text:c="3"/></text:span><text:span text:style-name="T27">~</text:span><text:span text:style-name="T25">Administration login page.</text:span></text:p>
      <text:p text:style-name="P23"/>
      <text:p text:style-name="P16">&gt; <text:span text:style-name="T24">Home page.</text:span></text:p>
      <text:p text:style-name="P22"/>
      <text:p text:style-name="P11"><text:s text:c="3"/><text:span text:style-name="T26">~</text:span><text:span text:style-name="T28">Modify and can make change according to the match schedule.</text:span></text:p>
      <text:p text:style-name="P11"/>
      <text:p text:style-name="P11"><text:span text:style-name="T13">&gt;</text:span> <text:s/><text:span text:style-name="T7">Stadium.</text:span></text:p>
      <text:p text:style-name="P11"/>
      <text:p text:style-name="P14"><text:s text:c="3"/><text:span text:style-name="T9">~ </text:span>Add Stadium.</text:p>
      <text:p text:style-name="P14"><text:s text:c="3"/><text:span text:style-name="T9">~ </text:span>View.</text:p>
      <text:p text:style-name="P14"><text:s text:c="3"/><text:span text:style-name="T9">~ </text:span>Edit.</text:p>
      <text:p text:style-name="P14"/>
      <text:p text:style-name="P11"><text:span text:style-name="T15">&gt;</text:span><text:span text:style-name="T8"> </text:span><text:span text:style-name="T7">Add category.</text:span></text:p>
      <text:p text:style-name="P11"/>
      <text:p text:style-name="P11"><text:span text:style-name="T15">&gt; </text:span><text:span text:style-name="T7">Add seat.</text:span></text:p>
      <text:p text:style-name="P11"/>
      <text:p text:style-name="P13"><text:s text:c="3"/><text:span text:style-name="T10">~ </text:span><text:span text:style-name="T28">Show available and reserved seat to the customer. </text:span></text:p>
      <text:p text:style-name="P13"/>
      <text:p text:style-name="P11"><text:span text:style-name="T16">&gt;</text:span><text:span text:style-name="T8"> </text:span><text:span text:style-name="T7">Add seat price.</text:span></text:p>
      <text:p text:style-name="P11"/>
      <text:p text:style-name="P15"><text:span text:style-name="T29"><text:s text:c="3"/></text:span><text:span text:style-name="T10">~ </text:span>Respective seat Price.</text:p>
      <text:p text:style-name="P15"><text:soft-page-break/></text:p>
      <text:p text:style-name="P11"><text:span text:style-name="T16">&gt;</text:span> <text:span text:style-name="T7">View users.</text:span></text:p>
      <text:p text:style-name="P11"/>
      <text:p text:style-name="P15"><text:span text:style-name="T29"><text:s text:c="3"/></text:span><text:span text:style-name="T10">~ </text:span>Can view how many Customers have booked there seats.</text:p>
      <text:p text:style-name="P15"/>
      <text:p text:style-name="P11"><text:span text:style-name="T15">&gt;</text:span> <text:span text:style-name="T7">Manage section.</text:span></text:p>
      <text:p text:style-name="P11"/>
      <text:p text:style-name="P11"/>
      <text:p text:style-name="P11"><text:s text:c="2"/><text:span text:style-name="T9"><text:s/></text:span><text:span text:style-name="T10">~ </text:span><text:span text:style-name="T7">Manage booking.</text:span></text:p>
      <text:p text:style-name="P11"><text:s text:c="3"/><text:span text:style-name="T10">~ </text:span><text:span text:style-name="T7">View booking.</text:span></text:p>
      <text:p text:style-name="P11"/>
      <text:p text:style-name="P11"><text:span text:style-name="T16">&gt; </text:span><text:span text:style-name="T7">Payment.</text:span></text:p>
      <text:p text:style-name="P11"/>
      <text:p text:style-name="P11"><text:span text:style-name="T16">&gt;</text:span> <text:span text:style-name="T7">Feedback.</text:span></text:p>
      <text:p text:style-name="P11"/>
      <text:p text:style-name="P11"/>
      <text:p text:style-name="P11"/>
      <text:p text:style-name="P8">C<text:span text:style-name="T7">u</text:span>st<text:span text:style-name="T7">o</text:span>mer Side</text:p>
      <text:p text:style-name="P12"/>
      <text:p text:style-name="P12"/>
      <text:p text:style-name="P3"><text:span text:style-name="T17">&gt; </text:span><text:span text:style-name="T4">Search.</text:span></text:p>
      <text:p text:style-name="P14"/>
      <text:p text:style-name="P4"><text:span text:style-name="T1"><text:s text:c="3"/></text:span><text:span text:style-name="T12">~ </text:span><text:span text:style-name="T4">Can search stadium.</text:span><text:span text:style-name="T3">C</text:span><text:span text:style-name="T1">an get the info about matches and there respective time at the respective stadium.</text:span></text:p>
      <text:p text:style-name="P12"/>
      <text:p text:style-name="P4"><text:span text:style-name="T18">&gt;</text:span><text:span text:style-name="T1"> </text:span><text:span text:style-name="T4">Registration </text:span><text:span text:style-name="T5">and </text:span><text:span text:style-name="T4">Login.</text:span></text:p>
      <text:p text:style-name="P21"/>
      <text:p text:style-name="P4"><text:span text:style-name="T11"><text:s text:c="2"/>~ </text:span><text:span text:style-name="T21">Existing user can </text:span><text:span text:style-name="T23">Login</text:span><text:span text:style-name="T21"> and others need to Register </text:span><text:span text:style-name="T23">before Login</text:span><text:span text:style-name="T21">.</text:span></text:p>
      <text:p text:style-name="P24"/>
      <text:p text:style-name="P3"><text:span text:style-name="T19">&gt;</text:span><text:span text:style-name="T4"> View match Details.</text:span></text:p>
      <text:p text:style-name="P14"/>
      <text:p text:style-name="P3"><text:span text:style-name="T18">&gt; </text:span><text:span text:style-name="T3">C</text:span><text:span text:style-name="T1">an see the seat availability. </text:span></text:p>
      <text:p text:style-name="P12"/>
      <text:p text:style-name="P3"><text:span text:style-name="T18">&gt; </text:span><text:span text:style-name="T4">Book their seat.</text:span></text:p>
      <text:p text:style-name="P14"/>
      <text:p text:style-name="P4"><text:span text:style-name="T11"><text:s text:c="2"/>~ </text:span><text:span text:style-name="T21">Pick there seat and can see the amount they need to pay for there selected seat. Also if the use select more than one seat the total amount for the selected seats must be visible there itself and a maximum of 10 seats can be booked a single user.</text:span></text:p>
      <text:p text:style-name="P14"/>
      <text:p text:style-name="P3"><text:span text:style-name="T18">&gt; </text:span><text:span text:style-name="T3">P</text:span><text:span text:style-name="T1">ayment.</text:span></text:p>
      <text:p text:style-name="P12"/>
      <text:p text:style-name="P4"><text:span text:style-name="T11"><text:s text:c="2"/>~ </text:span><text:span text:style-name="T21">Payment using Gpay,NetBanking,Paytm,UPI and also Debit card.</text:span></text:p>
      <text:p text:style-name="P24"/>
      <text:p text:style-name="P3"><text:span text:style-name="T14">&gt;</text:span><text:span text:style-name="T1"> </text:span><text:span text:style-name="T3">C</text:span><text:span text:style-name="T1">an get recipt.</text:span></text:p>
      <text:p text:style-name="P12"/>
      <text:p text:style-name="P4"><text:span text:style-name="T11"><text:s text:c="2"/>~ </text:span><text:span text:style-name="T21">A recipt in the for of <text:s/>QRcode if the payment succe</text:span><text:span text:style-name="T22">ed.</text:span></text:p>
      <text:p text:style-name="P25"/>
      <text:p text:style-name="P3"><text:span text:style-name="T18">&gt; </text:span><text:span text:style-name="T4">Feedbac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9T13:49:46.084193301</meta:creation-date>
    <dc:date>2022-07-21T14:06:57.544076294</dc:date>
    <meta:editing-duration>PT14M25S</meta:editing-duration>
    <meta:editing-cycles>6</meta:editing-cycles>
    <meta:generator>LibreOffice/7.1.7.2$Linux_X86_64 LibreOffice_project/10$Build-2</meta:generator>
    <meta:document-statistic meta:table-count="0" meta:image-count="0" meta:object-count="0" meta:page-count="2" meta:paragraph-count="42" meta:word-count="316" meta:character-count="1856" meta:non-whitespace-character-count="1496"/>
  </office:meta>
</office:document-meta>
</file>